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ffffff" draw:marker-start-width="0.252cm" draw:marker-end-width="0.252cm" draw:fill="none" draw:textarea-horizontal-align="justify" draw:textarea-vertical-align="middle" draw:auto-grow-height="false" fo:min-height="0.116cm" fo:min-width="0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ffffff" draw:marker-start-width="0.252cm" draw:marker-end-width="0.252cm" draw:fill="none" draw:textarea-horizontal-align="justify" draw:textarea-vertical-align="middle" draw:auto-grow-height="false" fo:min-height="0.116cm" fo:min-width="0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ffffff" draw:marker-start-width="0.252cm" draw:marker-end-width="0.252cm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width="0.035cm" svg:stroke-color="#ffffff" draw:marker-start-width="0.252cm" draw:marker-end-width="0.252cm" draw:fill="none" draw:textarea-horizontal-align="justify" draw:textarea-vertical-align="middle" draw:auto-grow-height="false" fo:min-height="0.116cm" fo:min-width="0cm" fo:padding-top="0.142cm" fo:padding-bottom="0.142cm" fo:padding-left="0.267cm" fo:padding-right="0.267cm"/>
    </style:style>
    <style:style style:name="gr5" style:family="graphic" style:parent-style-name="objectwithoutfill">
      <style:graphic-properties draw:stroke="dash" draw:stroke-dash="Ultrafine_20_Dashed" svg:stroke-color="#ffffff" draw:fill="none" draw:textarea-vertical-align="middle"/>
    </style:style>
    <style:style style:name="gr6" style:family="graphic" style:parent-style-name="standard">
      <style:graphic-properties draw:stroke="none" svg:stroke-width="0.044cm" draw:stroke-linejoin="miter" draw:fill="solid" draw:fill-color="#64c3ff" draw:opacity="0%"/>
    </style:style>
    <style:style style:name="gr7" style:family="graphic" style:parent-style-name="standard">
      <style:graphic-properties draw:stroke="none" svg:stroke-width="0.044cm" draw:stroke-linejoin="miter" draw:fill="solid" draw:fill-color="#64c3ff"/>
    </style:style>
    <style:style style:name="gr8" style:family="graphic" style:parent-style-name="objectwithoutfill">
      <style:graphic-properties svg:stroke-width="0.028cm" svg:stroke-color="#64c3ff" draw:marker-start-width="0.142cm" draw:marker-end="Arrow" draw:marker-end-width="0.142cm" draw:fill="none" draw:textarea-vertical-align="middle" fo:padding-top="0.139cm" fo:padding-bottom="0.139cm" fo:padding-left="0.264cm" fo:padding-right="0.264cm"/>
    </style:style>
    <style:style style:name="gr9" style:family="graphic" style:parent-style-name="objectwithoutfill">
      <style:graphic-properties svg:stroke-width="0.028cm" svg:stroke-color="#b164ff" draw:marker-start="Arrow" draw:marker-start-width="0.142cm" draw:marker-end="" draw:marker-end-width="0.142cm" draw:fill="solid" draw:fill-color="#b164ff" draw:textarea-vertical-align="middle" fo:padding-top="0.139cm" fo:padding-bottom="0.139cm" fo:padding-left="0.264cm" fo:padding-right="0.264cm"/>
    </style:style>
    <style:style style:name="gr10" style:family="graphic" style:parent-style-name="standard">
      <style:graphic-properties draw:stroke="none" svg:stroke-width="0.044cm" draw:stroke-linejoin="miter" draw:fill="solid" draw:fill-color="#b164ff" draw:opacity="0%"/>
    </style:style>
    <style:style style:name="gr11" style:family="graphic" style:parent-style-name="standard">
      <style:graphic-properties draw:stroke="none" svg:stroke-width="0.044cm" draw:stroke-linejoin="miter" draw:fill="solid" draw:fill-color="#b164ff"/>
    </style:style>
    <style:style style:name="gr12" style:family="graphic" style:parent-style-name="standard">
      <style:graphic-properties svg:stroke-width="0.035cm" svg:stroke-color="#ffffff" draw:marker-start-width="0.252cm" draw:marker-end-width="0.252cm" draw:fill="none" draw:fill-color="#ffffff" draw:textarea-horizontal-align="justify" draw:textarea-vertical-align="middle" draw:auto-grow-height="false" fo:min-height="0.116cm" fo:min-width="0cm" fo:padding-top="0.142cm" fo:padding-bottom="0.142cm" fo:padding-left="0.267cm" fo:padding-right="0.267cm"/>
    </style:style>
    <style:style style:name="gr13" style:family="graphic" style:parent-style-name="standard">
      <style:graphic-properties draw:stroke="none" svg:stroke-width="0.035cm" svg:stroke-color="#ffffff" draw:marker-start-width="0.252cm" draw:marker-end-width="0.252cm" draw:fill="none" draw:fill-color="#ffffff" draw:textarea-horizontal-align="justify" draw:textarea-vertical-align="middle" draw:auto-grow-height="false" fo:min-height="0.116cm" fo:min-width="0cm" fo:padding-top="0.142cm" fo:padding-bottom="0.142cm" fo:padding-left="0.267cm" fo:padding-right="0.267cm"/>
    </style:style>
    <style:style style:name="gr14" style:family="graphic" style:parent-style-name="standard">
      <style:graphic-properties svg:stroke-width="0.035cm" svg:stroke-color="#ffffff" draw:marker-start-width="0.252cm" draw:marker-end-width="0.252cm" draw:fill="none" draw:fill-color="#ffffff" draw:textarea-horizontal-align="justify" draw:textarea-vertical-align="middle" draw:auto-grow-height="false" fo:min-height="0.116cm" fo:min-width="0.266cm" fo:padding-top="0.142cm" fo:padding-bottom="0.142cm" fo:padding-left="0.267cm" fo:padding-right="0.267cm"/>
    </style:style>
    <style:style style:name="gr15" style:family="graphic" style:parent-style-name="standard">
      <style:graphic-properties draw:stroke="none" svg:stroke-width="0.044cm" draw:stroke-linejoin="miter" draw:fill="solid" draw:fill-color="#ffffff" draw:opacity="0%"/>
    </style:style>
    <style:style style:name="gr16" style:family="graphic" style:parent-style-name="standard">
      <style:graphic-properties draw:stroke="none" svg:stroke-width="0.044cm" draw:stroke-linejoin="miter" draw:fill="solid" draw:fill-color="#ffffff"/>
    </style:style>
    <style:style style:name="gr17" style:family="graphic" style:parent-style-name="standard">
      <style:graphic-properties draw:stroke="none" svg:stroke-width="0.044cm" svg:stroke-color="#ffffff" draw:stroke-linejoin="miter" draw:fill="solid" draw:fill-color="#ffffff" draw:opacity="0%"/>
    </style:style>
    <style:style style:name="gr18" style:family="graphic" style:parent-style-name="standard">
      <style:graphic-properties draw:stroke="none" svg:stroke-width="0.044cm" svg:stroke-color="#ffffff" draw:stroke-linejoin="miter" draw:fill="solid" draw:fill-color="#ffffff"/>
    </style:style>
    <style:style style:name="gr19" style:family="graphic" style:parent-style-name="objectwithoutfill">
      <style:graphic-properties svg:stroke-width="0.028cm" svg:stroke-color="#ffcd64" draw:marker-start-width="0.142cm" draw:marker-end="Arrow" draw:marker-end-width="0.142cm" draw:fill="solid" draw:fill-color="#ffcd64" draw:textarea-vertical-align="middle" fo:padding-top="0.139cm" fo:padding-bottom="0.139cm" fo:padding-left="0.264cm" fo:padding-right="0.264cm"/>
    </style:style>
    <style:style style:name="gr20" style:family="graphic" style:parent-style-name="objectwithoutfill">
      <style:graphic-properties svg:stroke-width="0.028cm" svg:stroke-color="#92ff64" draw:marker-start="Arrow" draw:marker-start-width="0.142cm" draw:marker-end="" draw:marker-end-width="0.142cm" draw:fill="solid" draw:fill-color="#92ff64" draw:textarea-vertical-align="middle" fo:padding-top="0.139cm" fo:padding-bottom="0.139cm" fo:padding-left="0.264cm" fo:padding-right="0.264cm"/>
    </style:style>
    <style:style style:name="gr21" style:family="graphic" style:parent-style-name="standard">
      <style:graphic-properties draw:stroke="none" svg:stroke-width="0.044cm" svg:stroke-color="#ffcd64" draw:stroke-linejoin="miter" draw:fill="solid" draw:fill-color="#ffcd64" draw:opacity="0%"/>
    </style:style>
    <style:style style:name="gr22" style:family="graphic" style:parent-style-name="standard">
      <style:graphic-properties draw:stroke="none" svg:stroke-width="0.044cm" svg:stroke-color="#ffcd64" draw:stroke-linejoin="miter" draw:fill="solid" draw:fill-color="#ffcd64"/>
    </style:style>
    <style:style style:name="gr23" style:family="graphic" style:parent-style-name="standard">
      <style:graphic-properties draw:stroke="none" svg:stroke-width="0.044cm" svg:stroke-color="#92ff64" draw:stroke-linejoin="miter" draw:fill="solid" draw:fill-color="#92ff64" draw:opacity="0%"/>
    </style:style>
    <style:style style:name="gr24" style:family="graphic" style:parent-style-name="standard">
      <style:graphic-properties draw:stroke="none" svg:stroke-width="0.044cm" svg:stroke-color="#92ff64" draw:stroke-linejoin="miter" draw:fill="solid" draw:fill-color="#92ff64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color="#ffffff" fo:font-size="12pt"/>
    </style:style>
    <style:style style:name="P3" style:family="paragraph">
      <style:paragraph-properties fo:text-align="center"/>
      <style:text-properties fo:color="#ffffff"/>
    </style:style>
    <style:style style:name="P4" style:family="paragraph">
      <loext:graphic-properties draw:fill="none"/>
      <style:paragraph-properties fo:text-align="center"/>
      <style:text-properties fo:color="#ffffff"/>
    </style:style>
    <style:style style:name="P5" style:family="paragraph">
      <loext:graphic-properties draw:fill="solid" draw:fill-color="#64c3ff" draw:opacity="0%"/>
    </style:style>
    <style:style style:name="P6" style:family="paragraph">
      <loext:graphic-properties draw:fill="solid" draw:fill-color="#64c3ff"/>
    </style:style>
    <style:style style:name="P7" style:family="paragraph">
      <loext:graphic-properties draw:fill="solid" draw:fill-color="#b164ff"/>
      <style:paragraph-properties fo:text-align="center"/>
      <style:text-properties fo:color="#ffffff"/>
    </style:style>
    <style:style style:name="P8" style:family="paragraph">
      <loext:graphic-properties draw:fill="solid" draw:fill-color="#b164ff" draw:opacity="0%"/>
    </style:style>
    <style:style style:name="P9" style:family="paragraph">
      <loext:graphic-properties draw:fill="solid" draw:fill-color="#b164ff"/>
    </style:style>
    <style:style style:name="P10" style:family="paragraph">
      <loext:graphic-properties draw:fill="none" draw:fill-color="#ffffff"/>
      <style:paragraph-properties fo:text-align="center"/>
      <style:text-properties fo:color="#ffffff" fo:font-size="12pt"/>
    </style:style>
    <style:style style:name="P11" style:family="paragraph">
      <loext:graphic-properties draw:fill="solid" draw:fill-color="#ffffff" draw:opacity="0%"/>
    </style:style>
    <style:style style:name="P12" style:family="paragraph">
      <loext:graphic-properties draw:fill="solid" draw:fill-color="#ffffff"/>
    </style:style>
    <style:style style:name="P13" style:family="paragraph">
      <loext:graphic-properties draw:fill="solid" draw:fill-color="#ffffff" draw:opacity="0%"/>
      <style:text-properties fo:color="#ffffff"/>
    </style:style>
    <style:style style:name="P14" style:family="paragraph">
      <loext:graphic-properties draw:fill="solid" draw:fill-color="#ffffff"/>
      <style:text-properties fo:color="#ffffff"/>
    </style:style>
    <style:style style:name="P15" style:family="paragraph">
      <loext:graphic-properties draw:fill="solid" draw:fill-color="#ffcd64"/>
      <style:paragraph-properties fo:text-align="center"/>
      <style:text-properties fo:color="#ffffff"/>
    </style:style>
    <style:style style:name="P16" style:family="paragraph">
      <loext:graphic-properties draw:fill="solid" draw:fill-color="#92ff64"/>
      <style:paragraph-properties fo:text-align="center"/>
      <style:text-properties fo:color="#ffffff"/>
    </style:style>
    <style:style style:name="P17" style:family="paragraph">
      <loext:graphic-properties draw:fill="solid" draw:fill-color="#ffcd64" draw:opacity="0%"/>
    </style:style>
    <style:style style:name="P18" style:family="paragraph">
      <loext:graphic-properties draw:fill="solid" draw:fill-color="#ffcd64"/>
    </style:style>
    <style:style style:name="P19" style:family="paragraph">
      <loext:graphic-properties draw:fill="solid" draw:fill-color="#92ff64" draw:opacity="0%"/>
    </style:style>
    <style:style style:name="P20" style:family="paragraph">
      <loext:graphic-properties draw:fill="solid" draw:fill-color="#92ff64"/>
    </style:style>
    <style:style style:name="P21" style:family="paragraph">
      <loext:graphic-properties draw:fill="none"/>
      <style:paragraph-properties fo:text-align="center"/>
    </style:style>
    <style:style style:name="T1" style:family="text">
      <style:text-properties fo:color="#ffffff"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2" xml:id="id7" draw:id="id7" draw:layer="layout" svg:width="0.4cm" svg:height="0.4cm" svg:x="0.05cm" svg:y="2.7cm">
          <text:p text:style-name="P1"><text:span text:style-name="T1">=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0.4cm" svg:height="0.4cm" svg:x="0.55cm" svg:y="0.4cm">
          <text:p/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line-skew="-0.518cm 0.718cm 0.618cm" svg:x1="0.95cm" svg:y1="0.6cm" svg:x2="0.55cm" svg:y2="0.6cm" draw:start-shape="id1" draw:start-glue-point="1" draw:end-shape="id1" draw:end-glue-point="3" svg:d="M950 600h-300-100" svg:viewBox="0 0 401 1">
          <text:p/>
        </draw:connector>
        <draw:connector draw:style-name="gr3" draw:text-style-name="P3" draw:layer="layout" draw:line-skew="-0.518cm 0.718cm 0.518cm" svg:x1="0.75cm" svg:y1="0.8cm" svg:x2="0.75cm" svg:y2="0.4cm" draw:start-shape="id1" draw:start-glue-point="2" draw:end-shape="id1" draw:end-glue-point="0" svg:d="M750 800v-400" svg:viewBox="0 0 1 401">
          <text:p/>
        </draw:connector>
        <draw:custom-shape draw:style-name="gr2" draw:text-style-name="P2" xml:id="id2" draw:id="id2" draw:layer="layout" svg:width="0.4cm" svg:height="0.4cm" svg:x="2.55cm" svg:y="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line-skew="-0.518cm 0.718cm 0.618cm" svg:x1="2.95cm" svg:y1="0.6cm" svg:x2="2.55cm" svg:y2="0.6cm" draw:start-shape="id2" draw:start-glue-point="1" draw:end-shape="id2" draw:end-glue-point="3" svg:d="M2950 600h-300-100" svg:viewBox="0 0 401 1">
          <text:p/>
        </draw:connector>
        <draw:connector draw:style-name="gr3" draw:text-style-name="P3" draw:layer="layout" draw:line-skew="-0.518cm 0.718cm 0.518cm" svg:x1="2.75cm" svg:y1="0.8cm" svg:x2="2.75cm" svg:y2="0.4cm" draw:start-shape="id2" draw:start-glue-point="2" draw:end-shape="id2" draw:end-glue-point="0" svg:d="M2750 800v-400" svg:viewBox="0 0 1 401">
          <text:p/>
        </draw:connector>
        <draw:custom-shape draw:style-name="gr2" draw:text-style-name="P2" xml:id="id3" draw:id="id3" draw:layer="layout" svg:width="0.4cm" svg:height="0.4cm" svg:x="4.55cm" svg:y="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line-skew="-0.518cm 0.718cm 0.618cm" svg:x1="4.95cm" svg:y1="0.6cm" svg:x2="4.55cm" svg:y2="0.6cm" draw:start-shape="id3" draw:start-glue-point="1" draw:end-shape="id3" draw:end-glue-point="3" svg:d="M4950 600h-300-100" svg:viewBox="0 0 401 1">
          <text:p/>
        </draw:connector>
        <draw:connector draw:style-name="gr3" draw:text-style-name="P3" draw:layer="layout" draw:line-skew="-0.518cm 0.718cm 0.518cm" svg:x1="4.75cm" svg:y1="0.8cm" svg:x2="4.75cm" svg:y2="0.4cm" draw:start-shape="id3" draw:start-glue-point="2" draw:end-shape="id3" draw:end-glue-point="0" svg:d="M4750 800v-400" svg:viewBox="0 0 1 401">
          <text:p/>
        </draw:connector>
        <draw:custom-shape draw:style-name="gr4" draw:text-style-name="P2" xml:id="id8" draw:id="id8" draw:layer="layout" svg:width="0.4cm" svg:height="0.4cm" svg:x="1.05cm" svg:y="2.7cm">
          <text:p text:style-name="P1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4" draw:id="id4" draw:layer="layout" svg:width="0.4cm" svg:height="0.4cm" svg:x="2.05cm" svg:y="2.7cm">
          <text:p text:style-name="P1"><text:span text:style-name="T1">=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6" draw:id="id6" draw:layer="layout" svg:width="0.4cm" svg:height="0.4cm" svg:x="3.05cm" svg:y="2.7cm">
          <text:p text:style-name="P1"><text:span text:style-name="T1">=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9" draw:id="id9" draw:layer="layout" svg:width="0.4cm" svg:height="0.4cm" svg:x="5.05cm" svg:y="2.7cm">
          <text:p text:style-name="P1"><text:span text:style-name="T1">=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0" draw:id="id10" draw:layer="layout" svg:width="0.4cm" svg:height="0.4cm" svg:x="4.05cm" svg:y="2.7cm">
          <text:p text:style-name="P1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1" draw:id="id11" draw:layer="layout" svg:width="0.4cm" svg:height="0.4cm" svg:x="1.55cm" svg:y="0.4cm">
          <text:p text:style-name="P1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5" draw:id="id5" draw:layer="layout" svg:width="0.4cm" svg:height="0.4cm" svg:x="3.55cm" svg:y="0.4cm">
          <text:p text:style-name="P1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draw:layer="layout" draw:type="line" svg:x1="2.25cm" svg:y1="2.7cm" svg:x2="2.75cm" svg:y2="0.8cm" draw:start-shape="id4" draw:start-glue-point="0" draw:end-shape="id2" draw:end-glue-point="2" svg:d="M2250 2700l500-1900" svg:viewBox="0 0 501 1901">
          <text:p/>
        </draw:connector>
        <draw:connector draw:style-name="gr5" draw:text-style-name="P4" draw:layer="layout" draw:type="line" svg:x1="3.75cm" svg:y1="0.8cm" svg:x2="3.25cm" svg:y2="2.7cm" draw:start-shape="id5" draw:start-glue-point="2" draw:end-shape="id6" draw:end-glue-point="0" svg:d="M3750 800l-500 1900" svg:viewBox="0 0 501 1901">
          <text:p/>
        </draw:connector>
        <draw:connector draw:style-name="gr5" draw:text-style-name="P4" draw:layer="layout" draw:type="line" svg:x1="0.75cm" svg:y1="0.8cm" svg:x2="0.25cm" svg:y2="2.7cm" draw:start-shape="id1" draw:start-glue-point="2" draw:end-shape="id7" draw:end-glue-point="0" svg:d="M750 800l-500 1900" svg:viewBox="0 0 501 1901">
          <text:p/>
        </draw:connector>
        <draw:connector draw:style-name="gr5" draw:text-style-name="P4" draw:layer="layout" draw:type="line" svg:x1="0.75cm" svg:y1="0.8cm" svg:x2="1.25cm" svg:y2="2.7cm" draw:start-shape="id1" draw:start-glue-point="2" draw:end-shape="id8" draw:end-glue-point="0" svg:d="M750 800l500 1900" svg:viewBox="0 0 501 1901">
          <text:p/>
        </draw:connector>
        <draw:connector draw:style-name="gr5" draw:text-style-name="P4" draw:layer="layout" draw:type="line" svg:x1="3.75cm" svg:y1="0.8cm" svg:x2="5.25cm" svg:y2="2.7cm" draw:start-shape="id5" draw:start-glue-point="2" draw:end-shape="id9" draw:end-glue-point="0" svg:d="M3750 800l1500 1900" svg:viewBox="0 0 1501 1901">
          <text:p/>
        </draw:connector>
        <draw:connector draw:style-name="gr5" draw:text-style-name="P4" draw:layer="layout" draw:type="line" svg:x1="4.75cm" svg:y1="0.8cm" svg:x2="5.25cm" svg:y2="2.7cm" draw:start-shape="id3" draw:start-glue-point="2" draw:end-shape="id9" draw:end-glue-point="0" svg:d="M4750 800l500 1900" svg:viewBox="0 0 501 1901">
          <text:p/>
        </draw:connector>
        <draw:connector draw:style-name="gr5" draw:text-style-name="P4" draw:layer="layout" draw:type="line" svg:x1="4.25cm" svg:y1="2.7cm" svg:x2="3.75cm" svg:y2="0.8cm" draw:start-shape="id10" draw:start-glue-point="0" draw:end-shape="id5" draw:end-glue-point="2" svg:d="M4250 2700l-500-1900" svg:viewBox="0 0 501 1901">
          <text:p/>
        </draw:connector>
        <draw:g>
          <svg:title>TexMaths</svg:title>
          <svg:desc>8§display§\mu_{=_i \to f_j}§svg§600§TRUE§</svg:desc>
          <draw:polygon draw:style-name="gr6" draw:text-style-name="P5" draw:layer="layout" svg:width="0.855cm" svg:height="0.219cm" draw:transform="rotate (1.28735485627102) translate (1.91484616334056cm 1.95649506897049cm)" svg:viewBox="0 0 856 220" draw:points="428,220 0,220 0,0 856,0 856,220">
            <text:p/>
          </draw:polygon>
          <draw:path draw:style-name="gr7" draw:text-style-name="P6" draw:layer="layout" svg:width="0.152cm" svg:height="0.185cm" draw:transform="rotate (1.28735485627102) translate (1.91409976132636cm 1.94761511638194cm)" svg:viewBox="0 0 153 186" svg:d="M57 26c1-6 4-17 4-18 0-5-3-8-9-8 0 0-8 0-10 10l-41 163c-1 4-1 4-1 5 0 4 3 8 8 8 6 0 9-6 10-6 1-3 4-17 15-61 9 8 22 9 28 9 20 0 30-13 38-20 1 12 12 20 24 20 11 0 17-6 22-16 4-10 8-27 8-28 0-3-3-3-3-3-3 0-3 2-4 5-5 19-10 36-22 36-8 0-8-7-8-13 0-7 3-20 6-30l7-30c1-4 4-15 5-20 2-6 4-17 4-18 0-5-4-8-8-8-1 0-8 0-11 10l-13 53c-4 14-7 26-7 29 0 1-15 27-37 27-14 0-21-10-21-25 0-8 2-16 4-24z">
            <text:p/>
          </draw:path>
          <draw:path draw:style-name="gr7" draw:text-style-name="P6" draw:layer="layout" svg:width="0.144cm" svg:height="0.053cm" draw:transform="rotate (1.28735485627102) translate (2.0501977182264cm 1.80534499395315cm)" svg:viewBox="0 0 145 54" svg:d="M138 10c3 0 7 0 7-6 0-4-4-4-7-4h-131c-3 0-7 0-7 4 0 6 4 6 8 6zM138 54c3 0 7 0 7-5s-4-5-7-5h-130c-4 0-8 0-8 5s4 5 7 5z">
            <text:p/>
          </draw:path>
          <draw:path draw:style-name="gr7" draw:text-style-name="P6" draw:layer="layout" svg:width="0.049cm" svg:height="0.095cm" draw:transform="rotate (1.28735485627102) translate (2.10736427227096cm 1.64341515658541cm)" svg:viewBox="0 0 50 96" svg:d="M44 6c0-3-3-6-7-6s-8 4-8 8 2 7 6 7 9-5 9-9zM50 74c0-2-2-2-3-2-2 0-2 0-3 4-2 7-9 15-16 15-4 0-4-2-4-5s0-5 2-7c0-3 2-6 2-8 1-1 7-15 8-20 2-2 2-4 2-7 0-6-6-12-15-12-15 0-23 18-23 22 0 2 3 2 3 2 2 0 3-1 3-3 4-10 10-17 16-17 3 0 5 2 5 6 0 1 0 2-1 5s-7 18-9 23c-2 2-2 2-4 7 0 2-1 4-1 6 0 8 7 13 15 13 15 0 23-19 23-22z">
            <text:p/>
          </draw:path>
          <draw:path draw:style-name="gr7" draw:text-style-name="P6" draw:layer="layout" svg:width="0.193cm" svg:height="0.103cm" draw:transform="rotate (1.28735485627102) translate (2.09915385011468cm 1.54573567811139cm)" svg:viewBox="0 0 194 104" svg:d="M166 57c-25 19-28 44-28 44 0 3 2 3 5 3 4 0 4 0 5-3 1-5 4-18 14-29 12-12 22-14 31-17 0-1 1-2 1-3s-1-2-3-3c-29-9-39-29-43-46-1-3-2-3-5-3s-5 0-5 3c0 0 2 14 12 27 4 7 10 13 16 17h-158c-4 0-8 0-8 5s4 5 8 5z">
            <text:p/>
          </draw:path>
          <draw:path draw:style-name="gr7" draw:text-style-name="P6" draw:layer="layout" svg:width="0.104cm" svg:height="0.178cm" draw:transform="rotate (1.28735485627102) translate (2.12595682575308cm 1.32098714151931cm)" svg:viewBox="0 0 105 179" svg:d="M66 61h20c4 0 6 0 6-4 0-3-2-3-6-3h-18c4-25 6-34 7-40 1-4 6-8 10-8 1 0 6 0 10 2-9 2-9 9-9 11 0 4 4 7 8 7 5 0 11-4 11-12 0-9-10-14-20-14-8 0-18 5-24 15-3 7-5 16-9 39h-16c-4 0-7 0-7 4 0 3 3 3 7 3h15c0 1-13 72-18 93-1 5-4 20-14 20 0 0-5 0-9-2 9-3 9-10 9-11 0-5-3-8-7-8-6 0-12 5-12 12 0 9 10 14 19 14 13 0 21-13 24-17 7-14 11-38 12-40z">
            <text:p/>
          </draw:path>
          <draw:path draw:style-name="gr7" draw:text-style-name="P6" draw:layer="layout" svg:width="0.066cm" svg:height="0.123cm" draw:transform="rotate (1.28735485627102) translate (2.22348104377994cm 1.24477759260636cm)" svg:viewBox="0 0 67 124" svg:d="M67 6c0-3-2-6-6-6-5 0-9 4-9 8s3 7 6 7c5 0 9-5 9-9zM36 100c-3 11-12 18-20 18-3 0-4 0-5 0 3-2 4-6 4-8s-2-6-6-6c-5 0-9 5-9 9 0 7 6 11 16 11s28-6 33-24l12-50c0-1 1-3 1-5 0-7-8-13-17-13-17 0-28 19-28 22 0 2 2 2 3 2 2 0 2-1 3-2 6-14 16-18 21-18 6 0 6 6 6 8s0 3-1 4z">
            <text:p/>
          </draw:path>
        </draw:g>
        <draw:line draw:style-name="gr8" draw:text-style-name="P4" draw:layer="layout" svg:x1="2.15cm" svg:y1="2.4cm" svg:x2="2.55cm" svg:y2="0.9cm">
          <text:p/>
        </draw:line>
        <draw:line draw:style-name="gr9" draw:text-style-name="P7" draw:layer="layout" svg:x1="2.46cm" svg:y1="2.601cm" svg:x2="2.86cm" svg:y2="1.101cm">
          <text:p/>
        </draw:line>
        <draw:g>
          <svg:title>TexMaths</svg:title>
          <svg:desc>8§display§\mu_{f_j  \to =_i}§svg§600§TRUE§</svg:desc>
          <draw:polygon draw:style-name="gr10" draw:text-style-name="P8" draw:layer="layout" svg:width="0.855cm" svg:height="0.219cm" draw:transform="rotate (1.3224359742361) translate (2.71832953522451cm 2.16412291258218cm)" svg:viewBox="0 0 856 220" draw:points="428,220 0,220 0,0 856,0 856,220">
            <text:p/>
          </draw:polygon>
          <draw:path draw:style-name="gr11" draw:text-style-name="P9" draw:layer="layout" svg:width="0.152cm" svg:height="0.185cm" draw:transform="rotate (1.3224359742361) translate (2.71727213768469cm 2.15527460289138cm)" svg:viewBox="0 0 153 186" svg:d="M57 26c1-6 4-17 4-18 0-5-3-8-9-8 0 0-8 0-10 10l-41 163c-1 4-1 4-1 5 0 4 3 8 8 8 6 0 9-6 10-6 1-3 4-17 15-61 9 8 22 9 28 9 20 0 30-13 38-20 1 12 12 20 24 20 11 0 17-6 22-16 4-10 8-27 8-28 0-3-3-3-3-3-3 0-3 2-4 5-5 19-10 36-22 36-8 0-8-7-8-13 0-7 3-20 6-30l7-30c1-4 4-15 5-20 2-6 4-17 4-18 0-5-4-8-8-8-1 0-8 0-11 10l-13 53c-4 14-7 26-7 29 0 1-15 27-37 27-14 0-21-10-21-25 0-8 2-16 4-24z">
            <text:p/>
          </draw:path>
          <draw:path draw:style-name="gr11" draw:text-style-name="P9" draw:layer="layout" svg:width="0.104cm" svg:height="0.178cm" draw:transform="rotate (1.3224359742361) translate (2.78765809973173cm 1.99228088235604cm)" svg:viewBox="0 0 105 179" svg:d="M66 61h20c4 0 6 0 6-4 0-3-2-3-6-3h-18c4-25 6-34 7-40 1-4 6-8 10-8 1 0 6 0 10 2-9 2-9 9-9 11 0 4 4 7 8 7 5 0 11-4 11-12 0-9-10-14-20-14-8 0-18 5-24 15-3 7-5 16-9 39h-16c-4 0-7 0-7 4 0 3 3 3 7 3h15c0 1-13 72-18 93-1 5-4 20-14 20 0 0-5 0-9-2 9-3 9-10 9-11 0-5-3-8-7-8-6 0-12 5-12 12 0 9 10 14 19 14 13 0 21-13 24-17 7-14 11-38 12-40z">
            <text:p/>
          </draw:path>
          <draw:path draw:style-name="gr11" draw:text-style-name="P9" draw:layer="layout" svg:width="0.066cm" svg:height="0.123cm" draw:transform="rotate (1.3224359742361) translate (2.8824493452914cm 1.91269766671033cm)" svg:viewBox="0 0 67 124" svg:d="M67 6c0-3-2-6-6-6-5 0-9 4-9 8s3 7 6 7c5 0 9-5 9-9zM36 100c-3 11-12 18-20 18-3 0-4 0-5 0 3-2 4-6 4-8s-2-6-6-6c-5 0-9 5-9 9 0 7 6 11 16 11s28-6 33-24l12-50c0-1 1-3 1-5 0-7-8-13-17-13-17 0-28 19-28 22 0 2 2 2 3 2 2 0 2-1 3-2 6-14 16-18 21-18 6 0 6 6 6 8s0 3-1 4z">
            <text:p/>
          </draw:path>
          <draw:path draw:style-name="gr11" draw:text-style-name="P9" draw:layer="layout" svg:width="0.193cm" svg:height="0.103cm" draw:transform="rotate (1.3224359742361) translate (2.8766366952081cm 1.79242141640616cm)" svg:viewBox="0 0 194 104" svg:d="M166 57c-25 19-28 44-28 44 0 3 2 3 5 3 4 0 4 0 5-3 1-5 4-18 14-29 12-12 22-14 31-17 0-1 1-2 1-3s-1-2-3-3c-29-9-39-29-43-46-1-3-2-3-5-3s-5 0-5 3c0 0 2 14 12 27 4 7 10 13 16 17h-158c-4 0-8 0-8 5s4 5 8 5z">
            <text:p/>
          </draw:path>
          <draw:path draw:style-name="gr11" draw:text-style-name="P9" draw:layer="layout" svg:width="0.144cm" svg:height="0.053cm" draw:transform="rotate (1.3224359742361) translate (2.95617865202222cm 1.58290872218151cm)" svg:viewBox="0 0 145 54" svg:d="M138 10c3 0 7 0 7-6 0-4-4-4-7-4h-131c-3 0-7 0-7 4 0 6 4 6 8 6zM138 54c3 0 7 0 7-5s-4-5-7-5h-130c-4 0-8 0-8 5s4 5 7 5z">
            <text:p/>
          </draw:path>
          <draw:path draw:style-name="gr11" draw:text-style-name="P9" draw:layer="layout" svg:width="0.049cm" svg:height="0.095cm" draw:transform="rotate (1.3224359742361) translate (3.00763051805791cm 1.41907346159113cm)" svg:viewBox="0 0 50 96" svg:d="M44 6c0-3-3-6-7-6s-9 4-9 8 3 7 7 7 9-5 9-9zM50 74c0-2-2-2-3-2-2 0-2 0-3 4-2 7-9 15-16 15-4 0-4-2-4-5s0-5 2-7c0-3 2-6 2-8 1-1 7-15 8-20 2-2 2-4 2-7 0-6-6-12-15-12-15 0-23 18-23 22 0 2 3 2 3 2 2 0 3-1 3-3 4-10 10-17 16-17 3 0 5 2 5 6 0 1 0 2-1 5s-7 18-9 23c-2 2-2 2-4 7 0 2-1 4-1 6 0 8 7 13 15 13 15 0 23-19 23-22z">
            <text:p/>
          </draw:path>
        </draw:g>
        <draw:connector draw:style-name="gr5" draw:text-style-name="P4" draw:layer="layout" draw:type="line" svg:x1="1.25cm" svg:y1="2.7cm" svg:x2="1.75cm" svg:y2="0.8cm" draw:start-shape="id8" draw:start-glue-point="0" draw:end-shape="id11" draw:end-glue-point="2" svg:d="M1250 2700l500-1900" svg:viewBox="0 0 501 1901">
          <text:p/>
        </draw:connector>
        <draw:custom-shape draw:style-name="gr12" draw:text-style-name="P10" xml:id="id12" draw:id="id12" draw:layer="layout" svg:width="0.4cm" svg:height="0.4cm" svg:x="0.05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0.4cm" svg:height="0.4cm" svg:x="1.05cm" svg:y="4cm">
          <text:p text:style-name="P1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xml:id="id13" draw:id="id13" draw:layer="layout" svg:width="0.4cm" svg:height="0.4cm" svg:x="2.05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0" xml:id="id16" draw:id="id16" draw:layer="layout" svg:width="0.8cm" svg:height="0.4cm" svg:x="2.85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xml:id="id15" draw:id="id15" draw:layer="layout" svg:width="0.4cm" svg:height="0.4cm" svg:x="5.05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0.4cm" svg:height="0.4cm" svg:x="4.05cm" svg:y="4cm">
          <text:p text:style-name="P1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draw:layer="layout" draw:type="line" svg:x1="0.25cm" svg:y1="3.1cm" svg:x2="0.25cm" svg:y2="4cm" draw:start-shape="id7" draw:start-glue-point="2" draw:end-shape="id12" draw:end-glue-point="0" svg:d="M250 3100v900" svg:viewBox="0 0 1 901">
          <text:p/>
        </draw:connector>
        <draw:connector draw:style-name="gr5" draw:text-style-name="P4" draw:layer="layout" draw:type="line" svg:x1="2.25cm" svg:y1="3.1cm" svg:x2="2.25cm" svg:y2="4cm" draw:start-shape="id4" draw:start-glue-point="2" draw:end-shape="id13" draw:end-glue-point="0" svg:d="M2250 3100v900" svg:viewBox="0 0 1 901">
          <text:p/>
        </draw:connector>
        <draw:connector draw:style-name="gr5" draw:text-style-name="P4" draw:layer="layout" draw:type="line" svg:x1="3.25cm" svg:y1="3.1cm" svg:x2="3.251cm" svg:y2="3.418cm" draw:start-shape="id6" draw:start-glue-point="2" draw:end-shape="id14" draw:end-glue-point="0" svg:d="M3250 3100l1 318" svg:viewBox="0 0 2 319">
          <text:p/>
        </draw:connector>
        <draw:connector draw:style-name="gr5" draw:text-style-name="P4" draw:layer="layout" draw:type="line" svg:x1="5.25cm" svg:y1="3.1cm" svg:x2="5.25cm" svg:y2="4cm" draw:start-shape="id9" draw:start-glue-point="2" draw:end-shape="id15" draw:end-glue-point="0" svg:d="M5250 3100v900" svg:viewBox="0 0 1 901">
          <text:p/>
        </draw:connector>
        <draw:g>
          <svg:title>TexMaths</svg:title>
          <svg:desc>8§display§g_0§svg§600§TRUE§</svg:desc>
          <draw:polygon draw:style-name="gr15" draw:text-style-name="P11" draw:layer="layout" svg:width="0.246cm" svg:height="0.175cm" svg:x="0.131cm" svg:y="4.134cm" svg:viewBox="0 0 247 176" draw:points="124,176 0,176 0,0 247,0 247,176">
            <text:p/>
          </draw:polygon>
          <draw:path draw:style-name="gr16" draw:text-style-name="P12" draw:layer="layout" svg:width="0.129cm" svg:height="0.181cm" svg:x="0.135cm" svg:y="4.131cm" svg:viewBox="0 0 130 182" svg:d="M129 19c0-2 1-4 1-6 0-5-4-7-8-7s-11 2-12 12c-5-11-15-18-26-18-33 0-67 40-67 80 0 28 17 45 37 45 16 0 30-14 33-17v1c-6 24-10 36-10 37 0 2-10 30-40 30-6 0-15 0-22-3 8-2 11-10 11-15 0-4-3-9-11-9-6 0-15 5-15 16s10 17 38 17c35 0 55-22 59-39zM92 88c-2 8-8 15-15 20-5 5-14 10-22 10-14 0-19-15-19-25 0-14 9-48 16-62 8-14 20-25 32-25 18 0 22 23 22 25 0 1 0 2 0 3z">
            <text:p/>
          </draw:path>
          <draw:path draw:style-name="gr16" draw:text-style-name="P12" draw:layer="layout" svg:width="0.091cm" svg:height="0.134cm" svg:x="0.276cm" svg:y="4.167cm" svg:viewBox="0 0 92 135" svg:d="M92 68c0-21-2-37-12-51-6-9-18-17-34-17-46 0-46 54-46 68s0 67 46 67 46-53 46-67zM46 130c-9 0-21-6-25-22-3-12-3-28-3-42 0-15 0-30 3-40 4-16 17-20 25-20 11 0 21 6 24 18 4 10 4 25 4 42 0 14 0 29-3 41-4 18-17 23-25 23z">
            <text:p/>
          </draw:path>
        </draw:g>
        <draw:g>
          <svg:title>TexMaths</svg:title>
          <svg:desc>8§display§g_i§svg§600§TRUE§</svg:desc>
          <draw:polygon draw:style-name="gr15" draw:text-style-name="P11" draw:layer="layout" svg:width="0.213cm" svg:height="0.175cm" svg:x="2.13cm" svg:y="4.136cm" svg:viewBox="0 0 214 176" draw:points="107,176 0,176 0,0 214,0 214,176">
            <text:p/>
          </draw:polygon>
          <draw:path draw:style-name="gr16" draw:text-style-name="P12" draw:layer="layout" svg:width="0.129cm" svg:height="0.181cm" svg:x="2.134cm" svg:y="4.133cm" svg:viewBox="0 0 130 182" svg:d="M128 19c1-2 2-4 2-6 0-5-4-7-9-7-3 0-10 2-11 12-5-11-15-18-26-18-33 0-67 40-67 80 0 28 17 45 37 45 16 0 30-14 33-17v1c-6 24-10 36-10 37 0 2-10 30-40 30-6 0-15 0-22-3 8-2 11-10 11-15 0-4-3-9-11-9-6 0-15 5-15 16s10 17 38 17c35 0 55-22 59-39zM92 88c-2 8-8 15-15 20-5 5-14 10-22 10-14 0-19-15-19-25 0-14 9-48 16-62 8-14 20-25 32-25 18 0 22 23 22 25 0 1 0 2-1 3z">
            <text:p/>
          </draw:path>
          <draw:path draw:style-name="gr16" draw:text-style-name="P12" draw:layer="layout" svg:width="0.059cm" svg:height="0.132cm" svg:x="2.273cm" svg:y="4.169cm" svg:viewBox="0 0 60 133" svg:d="M55 8c0-4-3-8-8-8s-11 5-11 11c0 3 2 8 8 8s11-6 11-11zM15 108c-2 2-2 4-2 8 0 9 7 17 18 17 21 0 29-28 29-30 0-3-3-3-3-3-3 0-3 2-4 3-4 16-13 24-21 24-4 0-5-2-5-7 0-4 2-8 4-12 2-6 3-11 6-16 1-5 8-23 10-25 0-2 1-4 1-6 0-10-8-17-19-17-20 0-29 27-29 30s3 3 3 3c3 0 3-2 4-4 5-17 14-24 21-24 3 0 5 2 5 7s-1 8-6 20z">
            <text:p/>
          </draw:path>
        </draw:g>
        <draw:g>
          <svg:title>TexMaths</svg:title>
          <svg:desc>8§display§g_{i+1}§svg§600§TRUE§</svg:desc>
          <draw:polygon draw:style-name="gr15" draw:text-style-name="P11" draw:layer="layout" svg:width="0.498cm" svg:height="0.186cm" svg:x="3cm" svg:y="4.137cm" svg:viewBox="0 0 499 187" draw:points="250,187 0,187 0,0 499,0 499,187">
            <text:p/>
          </draw:polygon>
          <draw:path draw:style-name="gr16" draw:text-style-name="P12" draw:layer="layout" svg:width="0.129cm" svg:height="0.181cm" svg:x="3.004cm" svg:y="4.134cm" svg:viewBox="0 0 130 182" svg:d="M129 18c0-1 1-3 1-5 0-5-4-7-8-7s-11 2-12 12c-5-11-15-18-26-18-33 0-67 40-67 80 0 28 17 44 37 44 16 0 30-13 33-16-6 25-10 37-10 37 0 3-10 31-40 31-6 0-15-1-22-3 8-3 11-10 11-15 0-4-3-9-11-9-6 0-15 5-15 15 0 12 10 18 38 18 35 0 55-22 59-39zM92 88c-2 8-8 15-15 20-5 5-14 10-22 10-14 0-19-15-19-26 0-14 9-47 16-61 8-14 20-25 32-25 18 0 22 23 22 25 0 1 0 2 0 3z">
            <text:p/>
          </draw:path>
          <draw:path draw:style-name="gr16" draw:text-style-name="P12" draw:layer="layout" svg:width="0.059cm" svg:height="0.132cm" svg:x="3.143cm" svg:y="4.17cm" svg:viewBox="0 0 60 133" svg:d="M55 8c0-4-3-8-8-8s-11 5-11 11c0 3 2 7 8 7s11-5 11-10zM15 108c-2 2-2 4-2 8 0 9 7 17 18 17 21 0 29-28 29-30 0-3-2-3-3-3-3 0-3 1-4 3-4 16-13 24-21 24-4 0-4-3-4-7 0-5 1-8 3-12 2-6 4-11 6-16 1-5 8-23 10-25 0-2 1-5 1-6 0-10-8-17-19-17-20 0-29 27-29 30s3 3 3 3c3 0 3-2 4-4 5-17 14-24 21-24 3 0 5 2 5 7s-1 8-6 20z">
            <text:p/>
          </draw:path>
          <draw:path draw:style-name="gr16" draw:text-style-name="P12" draw:layer="layout" svg:width="0.144cm" svg:height="0.144cm" svg:x="3.227cm" svg:y="4.179cm" svg:viewBox="0 0 145 145" svg:d="M77 77h61c3 0 7 0 7-4 0-5-4-5-7-5h-61v-61c0-3 0-7-4-7-5 0-5 4-5 7v61h-61c-3 0-7 0-7 5 0 4 4 4 7 4h61v61c0 2 0 7 5 7 4 0 4-4 4-7z">
            <text:p/>
          </draw:path>
          <draw:path draw:style-name="gr16" draw:text-style-name="P12" draw:layer="layout" svg:width="0.071cm" svg:height="0.13cm" svg:x="3.408cm" svg:y="4.17cm" svg:viewBox="0 0 72 131" svg:d="M45 6c0-6-1-6-6-6-13 12-31 13-39 13v7c4 0 18 0 29-6v101c0 6 0 9-20 9h-8v7c4 0 28-1 35-1s32 1 36 1v-7h-7c-20 0-20-3-20-9z">
            <text:p/>
          </draw:path>
        </draw:g>
        <draw:g>
          <svg:title>TexMaths</svg:title>
          <svg:desc>8§display§g_n§svg§600§TRUE§</svg:desc>
          <draw:polygon draw:style-name="gr15" draw:text-style-name="P11" draw:layer="layout" svg:width="0.273cm" svg:height="0.175cm" svg:x="5.131cm" svg:y="4.136cm" svg:viewBox="0 0 274 176" draw:points="137,176 0,176 0,0 274,0 274,176">
            <text:p/>
          </draw:polygon>
          <draw:path draw:style-name="gr16" draw:text-style-name="P12" draw:layer="layout" svg:width="0.129cm" svg:height="0.181cm" svg:x="5.135cm" svg:y="4.133cm" svg:viewBox="0 0 130 182" svg:d="M129 19c0-2 1-4 1-6 0-5-4-7-8-7s-11 2-12 12c-5-11-15-18-26-18-33 0-67 40-67 80 0 28 17 45 37 45 16 0 30-14 33-17v1c-6 24-10 36-10 37 0 2-10 30-40 30-6 0-15 0-22-3 8-2 11-10 11-15 0-4-3-9-11-9-6 0-15 5-15 16s10 17 38 17c35 0 55-22 59-39zM92 88c-2 8-8 15-15 20-5 5-14 10-22 10-14 0-19-15-19-25 0-14 9-48 16-62 8-14 20-25 32-25 18 0 22 23 22 25 0 1 0 2 0 3z">
            <text:p/>
          </draw:path>
          <draw:path draw:style-name="gr16" draw:text-style-name="P12" draw:layer="layout" svg:width="0.12cm" svg:height="0.088cm" svg:x="5.274cm" svg:y="4.212cm" svg:viewBox="0 0 121 89" svg:d="M15 75c-1 2-2 7-2 8 0 4 4 6 7 6s6-2 8-4c0-2 2-8 3-12s3-13 4-18 3-9 3-13c3-9 3-10 9-18 5-8 14-18 30-18 11 0 11 9 11 13 0 12-8 34-11 42-3 6-3 8-3 11 0 10 9 17 18 17 20 0 29-27 29-30s-3-3-3-3c-3 0-3 1-4 4-5 15-13 24-21 24-4 0-5-3-5-7 0-5 1-7 5-16 2-7 10-27 10-39 0-19-15-22-26-22-16 0-27 10-33 18-2-14-13-18-21-18-9 0-13 6-16 11-4 7-7 18-7 19 0 3 3 3 3 3 3 0 3-1 5-6 3-12 7-21 14-21 6 0 7 4 7 9 0 4-2 11-3 17-2 5-4 13-5 17z">
            <text:p/>
          </draw:path>
        </draw:g>
        <draw:g>
          <svg:title>TexMaths</svg:title>
          <svg:desc>8§display§f_0
§svg§600§TRUE§</svg:desc>
          <draw:polygon draw:style-name="gr17" draw:text-style-name="P13" draw:layer="layout" svg:width="0.249cm" svg:height="0.25cm" svg:x="0.63cm" svg:y="0.035cm" svg:viewBox="0 0 250 251" draw:points="125,251 0,251 0,0 250,0 250,251">
            <text:p/>
          </draw:polygon>
          <draw:path draw:style-name="gr18" draw:text-style-name="P14" draw:layer="layout" svg:width="0.14cm" svg:height="0.256cm" svg:x="0.645cm" svg:y="0.032cm" svg:viewBox="0 0 141 257" svg:d="M89 86h24c5 0 8 0 8-5 0-3-3-3-7-3h-24l6-33c1-6 5-26 7-29 2-6 8-10 13-10 2 0 9 0 14 6-12 0-15 10-15 14 0 7 5 11 10 11 7 0 16-7 16-18 0-13-13-19-25-19-9 0-27 5-35 33-2 6-3 9-10 45h-19c-6 0-9 0-9 5 0 3 2 3 8 3h19l-21 111c-6 28-11 54-25 54-1 0-8 0-14-6 14 0 16-10 16-15 0-6-5-10-11-10-7 0-15 7-15 17 0 13 12 20 24 20 16 0 27-17 32-28 9-18 16-51 16-53z">
            <text:p/>
          </draw:path>
          <draw:path draw:style-name="gr18" draw:text-style-name="P14" draw:layer="layout" svg:width="0.091cm" svg:height="0.134cm" svg:x="0.778cm" svg:y="0.142cm" svg:viewBox="0 0 92 135" svg:d="M92 69c0-22-2-38-12-52-6-9-18-17-34-17-46 0-46 54-46 69 0 14 0 66 46 66s46-52 46-66zM46 130c-9 0-21-6-25-22-3-11-3-28-3-42 0-15 0-29 3-40 4-16 17-20 25-20 11 0 21 6 24 18 4 10 4 25 4 42 0 14 0 29-3 42-4 18-17 22-25 22z">
            <text:p/>
          </draw:path>
        </draw:g>
        <draw:g>
          <svg:title>TexMaths</svg:title>
          <svg:desc>8§display§f_j
§svg§600§TRUE§</svg:desc>
          <draw:polygon draw:style-name="gr17" draw:text-style-name="P13" draw:layer="layout" svg:width="0.241cm" svg:height="0.276cm" svg:x="2.631cm" svg:y="0.036cm" svg:viewBox="0 0 242 277" draw:points="121,277 0,277 0,0 242,0 242,277">
            <text:p/>
          </draw:polygon>
          <draw:path draw:style-name="gr18" draw:text-style-name="P14" draw:layer="layout" svg:width="0.139cm" svg:height="0.256cm" svg:x="2.646cm" svg:y="0.033cm" svg:viewBox="0 0 140 257" svg:d="M89 86h24c5 0 8 0 8-5 0-3-3-3-7-3h-24l6-33c1-6 5-26 7-29 2-6 7-10 13-10 1 0 9 0 14 6-13 0-15 10-15 14 0 7 5 11 10 11 7 0 15-7 15-18 0-13-12-19-24-19-9 0-27 5-36 33-1 6-2 9-9 45h-19c-6 0-9 0-9 5 0 3 2 3 8 3h19l-21 111c-6 28-11 54-25 54-1 0-8 0-14-6 14 0 16-10 16-15 0-6-5-10-11-10-7 0-15 7-15 17 0 13 12 20 24 20 16 0 26-17 32-28 9-17 16-51 16-53z">
            <text:p/>
          </draw:path>
          <draw:path draw:style-name="gr18" draw:text-style-name="P14" draw:layer="layout" svg:width="0.086cm" svg:height="0.171cm" svg:x="2.768cm" svg:y="0.143cm" svg:viewBox="0 0 87 172" svg:d="M87 8c0-4-3-8-8-8-6 0-11 6-11 11 0 3 2 8 8 8 5 0 11-6 11-11zM45 141c-3 13-14 25-26 25-2 0-4-1-7-1 5-3 7-7 7-11s-4-7-8-7c-6 0-11 6-11 12 0 8 8 13 20 13 11 0 35-7 41-32l18-71c0-2 1-4 1-6 0-11-10-19-22-19-22 0-34 27-34 30s3 3 3 3c2 0 2-1 4-4 5-11 15-24 26-24 6 0 7 4 7 10 0 3 0 5 0 6z">
            <text:p/>
          </draw:path>
        </draw:g>
        <draw:g>
          <svg:title>TexMaths</svg:title>
          <svg:desc>8§display§f_m
§svg§600§TRUE§</svg:desc>
          <draw:polygon draw:style-name="gr17" draw:text-style-name="P13" draw:layer="layout" svg:width="0.337cm" svg:height="0.25cm" svg:x="4.632cm" svg:y="0.037cm" svg:viewBox="0 0 338 251" draw:points="169,251 0,251 0,0 338,0 338,251">
            <text:p/>
          </draw:polygon>
          <draw:path draw:style-name="gr18" draw:text-style-name="P14" draw:layer="layout" svg:width="0.14cm" svg:height="0.256cm" svg:x="4.647cm" svg:y="0.034cm" svg:viewBox="0 0 141 257" svg:d="M89 86h24c5 0 9 0 9-5 0-3-4-3-8-3h-24l6-33c1-6 5-26 7-29 3-6 8-10 14-10 1 0 8 0 13 6-12 0-15 10-15 14 0 7 5 11 10 11 8 0 16-7 16-18 0-13-13-19-24-19-10 0-28 5-36 33-2 6-3 9-10 45h-19c-6 0-8 0-8 5 0 3 1 3 7 3h19l-21 111c-5 28-11 54-25 54-1 0-8 0-14-6 14 0 16-10 16-15 0-6-5-10-11-10-7 0-15 7-15 17 0 13 12 20 24 20 16 0 27-17 32-28 9-18 16-51 16-53z">
            <text:p/>
          </draw:path>
          <draw:path draw:style-name="gr18" draw:text-style-name="P14" draw:layer="layout" svg:width="0.18cm" svg:height="0.089cm" svg:x="4.779cm" svg:y="0.188cm" svg:viewBox="0 0 181 90" svg:d="M76 72c0 4-2 10-2 11 0 5 3 7 7 7 3 0 6-3 7-5s3-8 4-12 3-13 4-18c1-4 3-9 3-13 3-9 3-9 7-15 6-10 16-21 31-21 11 0 12 9 12 13 0 12-9 34-12 43-2 5-3 7-3 10 0 11 9 18 19 18 20 0 28-28 28-31s-2-3-3-3c-3 0-3 2-3 4-5 16-14 24-21 24-5 0-5-3-5-7 0-5 1-7 4-16 3-7 11-27 11-39 0-3 0-11-8-17-3-2-9-5-18-5-18 0-29 12-35 20-2-17-16-20-26-20-16 0-27 10-33 18-2-14-13-18-22-18-8 0-12 6-15 11-4 7-7 18-7 19 0 3 3 3 3 3 3 0 3-1 5-6 3-12 7-21 14-21 6 0 7 4 7 9 0 4-2 11-3 17-2 5-4 14-5 17l-6 26c-1 3-2 8-2 8 0 5 4 7 7 7s6-3 8-5c0-2 2-8 3-12s3-13 4-18c1-4 3-9 3-13 3-9 3-10 9-18 5-8 14-18 29-18 12 0 12 9 12 13 0 5 0 8-3 19z">
            <text:p/>
          </draw:path>
        </draw:g>
        <draw:line draw:style-name="gr19" draw:text-style-name="P15" draw:layer="layout" svg:x1="2.05cm" svg:y1="3.9cm" svg:x2="2.05cm" svg:y2="3.2cm">
          <text:p/>
        </draw:line>
        <draw:line draw:style-name="gr20" draw:text-style-name="P16" draw:layer="layout" svg:x1="2.45cm" svg:y1="3.901cm" svg:x2="2.45cm" svg:y2="3.201cm">
          <text:p/>
        </draw:line>
        <draw:connector draw:style-name="gr5" draw:text-style-name="P4" draw:layer="layout" draw:type="line" svg:x1="0.75cm" svg:y1="0.8cm" svg:x2="2.25cm" svg:y2="2.7cm" draw:end-shape="id4" draw:end-glue-point="0" svg:d="M750 800l1500 1900" svg:viewBox="0 0 1501 1901">
          <text:p/>
        </draw:connector>
        <draw:g>
          <svg:title>TexMaths</svg:title>
          <svg:desc>8§display§\mu_{g_i \to =_i}(c_i)§svg§600§TRUE§</svg:desc>
          <draw:polygon draw:style-name="gr21" draw:text-style-name="P17" draw:layer="layout" svg:width="1.301cm" svg:height="0.291cm" svg:x="0.645cm" svg:y="3.45cm" svg:viewBox="0 0 1302 292" draw:points="651,292 0,292 0,0 1302,0 1302,292">
            <text:p/>
          </draw:polygon>
          <draw:path draw:style-name="gr22" draw:text-style-name="P18" draw:layer="layout" svg:width="0.152cm" svg:height="0.185cm" svg:x="0.653cm" svg:y="3.536cm" svg:viewBox="0 0 153 186" svg:d="M57 26c1-6 4-17 4-18 0-5-3-8-9-8 0 0-8 0-10 10l-41 164c-1 3-1 3-1 4 0 5 3 8 8 8 6 0 9-5 10-6 1-3 4-17 15-61 9 8 22 9 28 9 20 0 30-13 38-20 1 12 12 20 24 20 11 0 17-6 22-16 4-10 8-27 8-27 0-4-3-4-3-4-3 0-3 2-4 5-5 19-10 36-22 36-8 0-8-7-8-13 0-7 3-20 6-30l7-30c1-4 4-15 5-20 2-6 4-17 4-18 0-5-4-8-8-8-1 0-8 0-11 10l-13 53c-4 14-7 26-7 29 0 1-15 27-37 27-14 0-21-10-21-25 0-8 2-16 4-24z">
            <text:p/>
          </draw:path>
          <draw:path draw:style-name="gr22" draw:text-style-name="P18" draw:layer="layout" svg:width="0.097cm" svg:height="0.126cm" svg:x="0.823cm" svg:y="3.617cm" svg:viewBox="0 0 98 127" svg:d="M97 14c1-2 1-4 1-4 0-4-4-6-7-6-5 0-8 4-9 8-3-6-10-12-21-12-25 0-50 26-50 55 0 20 13 32 30 32 9 0 18-4 24-10l-4 17c-2 8-3 14-11 21s-17 7-22 7c-9 0-12 0-15-1 5-3 6-8 6-10 0-5-4-7-7-7-6 0-12 4-12 12 0 11 17 11 28 11 32 0 44-15 47-26zM70 61c-2 3-2 3-5 8-7 8-16 13-23 13-11 0-16-9-16-19 0-9 6-31 11-40 8-13 17-17 24-17 14 0 18 14 18 16 0 1 0 1 0 4z">
            <text:p/>
          </draw:path>
          <draw:path draw:style-name="gr22" draw:text-style-name="P18" draw:layer="layout" svg:width="0.049cm" svg:height="0.095cm" svg:x="0.937cm" svg:y="3.638cm" svg:viewBox="0 0 50 96" svg:d="M44 6c0-3-3-6-7-6s-8 4-8 8 2 7 6 7 9-5 9-9zM50 74c0-2-2-2-3-2-2 0-2 0-3 4-2 7-9 15-16 15-4 0-4-2-4-5s0-5 2-7c0-3 2-6 2-8 1-1 7-15 8-20 2-2 2-4 2-7 0-6-6-12-15-12-15 0-23 18-23 22 0 2 3 2 3 2 2 0 3-1 3-3 4-10 10-16 16-16 3 0 5 1 5 5 0 1 0 2-1 5s-7 18-9 23c-2 2-2 2-4 8 0 1-1 3-1 5 0 8 7 13 16 13 14 0 22-18 22-22z">
            <text:p/>
          </draw:path>
          <draw:path draw:style-name="gr22" draw:text-style-name="P18" draw:layer="layout" svg:width="0.194cm" svg:height="0.103cm" svg:x="1.028cm" svg:y="3.602cm" svg:viewBox="0 0 195 104" svg:d="M166 57c-25 19-28 44-28 44 0 3 2 3 5 3 4 0 4 0 5-3 1-5 4-18 15-29 11-12 21-14 30-17 0-1 2-2 2-2 0-2-2-3-4-4-29-9-39-29-43-46-1-3-2-3-5-3s-5 0-5 3c0 0 2 14 12 27 4 7 10 13 16 17h-158c-4 0-8 0-8 5s4 5 8 5z">
            <text:p/>
          </draw:path>
          <draw:path draw:style-name="gr22" draw:text-style-name="P18" draw:layer="layout" svg:width="0.144cm" svg:height="0.053cm" svg:x="1.251cm" svg:y="3.627cm" svg:viewBox="0 0 145 54" svg:d="M138 10c3 0 7 0 7-6 0-4-4-4-7-4h-131c-3 0-7 0-7 4 0 6 4 6 8 6zM138 54c3 0 7 0 7-5s-4-5-7-5h-130c-4 0-8 0-8 5s4 5 7 5z">
            <text:p/>
          </draw:path>
          <draw:path draw:style-name="gr22" draw:text-style-name="P18" draw:layer="layout" svg:width="0.049cm" svg:height="0.095cm" svg:x="1.422cm" svg:y="3.638cm" svg:viewBox="0 0 50 96" svg:d="M44 6c0-3-3-6-7-6s-9 4-9 8 3 7 7 7 9-5 9-9zM50 74c0-2-2-2-3-2-2 0-2 0-3 4-2 7-9 15-16 15-4 0-4-2-4-5s0-5 2-7c0-3 2-6 2-8 1-1 7-15 8-20 2-2 2-4 2-7 0-6-6-12-15-12-15 0-23 18-23 22 0 2 3 2 3 2 2 0 3-1 3-3 4-10 10-16 16-16 3 0 5 1 5 5 0 1 0 2-1 5s-7 18-9 23c-2 2-2 2-4 8 0 1-1 3-1 5 0 8 7 13 15 13 15 0 23-18 23-22z">
            <text:p/>
          </draw:path>
          <draw:path draw:style-name="gr22" draw:text-style-name="P18" draw:layer="layout" svg:width="0.065cm" svg:height="0.281cm" svg:x="1.541cm" svg:y="3.45cm" svg:viewBox="0 0 66 282" svg:d="M66 279c0 0 0-1-5-6-35-35-44-89-44-132 0-49 11-98 45-133 4-4 4-4 4-5 0-2-1-3-3-3-3 0-28 19-45 55-15 31-18 62-18 86 0 22 3 56 19 88 17 35 41 53 44 53 2 0 3-1 3-3z">
            <text:p/>
          </draw:path>
          <draw:path draw:style-name="gr22" draw:text-style-name="P18" draw:layer="layout" svg:width="0.109cm" svg:height="0.127cm" svg:x="1.633cm" svg:y="3.536cm" svg:viewBox="0 0 110 128" svg:d="M100 17c-4 0-8 0-12 5-5 4-5 9-5 11 0 6 5 9 10 9 9 0 16-6 16-18 0-14-13-24-34-24-37 0-75 40-75 80 0 26 17 48 46 48 40 0 64-30 64-33 0-2-2-4-3-4-2 0-2 1-4 3-22 28-53 28-57 28-17 0-25-14-25-31 0-12 6-39 15-56 9-16 25-29 40-29 10 0 21 4 24 11z">
            <text:p/>
          </draw:path>
          <draw:path draw:style-name="gr22" draw:text-style-name="P18" draw:layer="layout" svg:width="0.059cm" svg:height="0.132cm" svg:x="1.753cm" svg:y="3.573cm" svg:viewBox="0 0 60 133" svg:d="M55 8c0-4-3-8-8-8s-11 5-11 11c0 3 2 8 8 8s11-6 11-11zM15 108c-2 3-2 5-2 9 0 9 7 16 18 16 20 0 29-27 29-30 0-2-2-2-3-2-3 0-3 1-4 3-4 16-13 23-21 23-4 0-4-2-4-7 0-4 1-7 3-12 2-6 4-11 5-16 2-4 9-23 11-25 0-2 1-4 1-6 0-10-8-17-19-17-20 0-29 27-29 30s3 3 3 3c3 0 3-1 4-3 5-18 14-25 21-25 3 0 5 2 5 7s-1 8-6 20z">
            <text:p/>
          </draw:path>
          <draw:path draw:style-name="gr22" draw:text-style-name="P18" draw:layer="layout" svg:width="0.065cm" svg:height="0.281cm" svg:x="1.854cm" svg:y="3.45cm" svg:viewBox="0 0 66 282" svg:d="M66 141c0-22-3-56-19-88-17-34-41-53-44-53-2 0-3 1-3 3 0 1 0 1 5 7 28 27 44 72 44 131 0 48-10 98-45 133-4 4-4 5-4 5 0 2 1 3 3 3 3 0 28-19 45-55 15-31 18-62 18-86z">
            <text:p/>
          </draw:path>
        </draw:g>
        <draw:g xml:id="id14" draw:id="id14">
          <svg:title>TexMaths</svg:title>
          <svg:desc>8§display§\mu_{=_i \to g_i}(c_i)§svg§600§TRUE§</svg:desc>
          <draw:polygon draw:style-name="gr23" draw:text-style-name="P19" draw:layer="layout" svg:width="1.301cm" svg:height="0.291cm" svg:x="2.6cm" svg:y="3.418cm" svg:viewBox="0 0 1302 292" draw:points="651,292 0,292 0,0 1302,0 1302,292">
            <text:p/>
          </draw:polygon>
          <draw:path draw:style-name="gr24" draw:text-style-name="P20" draw:layer="layout" svg:width="0.152cm" svg:height="0.185cm" svg:x="2.608cm" svg:y="3.504cm" svg:viewBox="0 0 153 186" svg:d="M57 26c1-6 4-17 4-18 0-5-3-8-9-8 0 0-8 0-10 10l-41 164c-1 3-1 3-1 4 0 5 3 8 8 8 6 0 9-5 10-6 1-3 4-17 15-61 9 8 22 9 28 9 20 0 30-13 38-20 1 12 12 20 24 20 11 0 17-6 22-16 4-10 8-27 8-27 0-4-3-4-3-4-3 0-3 2-4 5-5 19-10 36-22 36-8 0-8-7-8-13 0-7 3-20 6-30l7-30c1-4 4-15 5-20 2-6 4-17 4-18 0-5-4-8-8-8-1 0-8 0-11 10l-13 53c-4 14-7 26-7 29 0 1-15 27-37 27-14 0-21-10-21-25 0-8 2-16 4-24z">
            <text:p/>
          </draw:path>
          <draw:path draw:style-name="gr24" draw:text-style-name="P20" draw:layer="layout" svg:width="0.144cm" svg:height="0.053cm" svg:x="2.783cm" svg:y="3.595cm" svg:viewBox="0 0 145 54" svg:d="M138 10c3 0 7 0 7-6 0-4-4-4-7-4h-131c-3 0-7 0-7 4 0 6 4 6 8 6zM138 54c3 0 7 0 7-5s-4-5-7-5h-130c-4 0-8 0-8 5s4 5 7 5z">
            <text:p/>
          </draw:path>
          <draw:path draw:style-name="gr24" draw:text-style-name="P20" draw:layer="layout" svg:width="0.049cm" svg:height="0.095cm" svg:x="2.954cm" svg:y="3.606cm" svg:viewBox="0 0 50 96" svg:d="M44 6c0-3-3-6-7-6s-8 4-8 8 2 7 6 7 9-5 9-9zM50 74c0-2-2-2-3-2-2 0-2 0-3 4-2 7-9 15-16 15-4 0-4-2-4-5s0-5 2-7c0-3 2-6 2-8 1-1 7-15 8-20 2-2 2-4 2-7 0-6-6-12-15-12-15 0-23 18-23 22 0 2 3 2 3 2 2 0 3-1 3-3 4-10 10-16 16-16 3 0 5 1 5 5 0 1 0 2-1 5s-7 18-9 23c-2 2-2 2-4 8 0 1-1 3-1 5 0 8 7 13 15 13 15 0 23-18 23-22z">
            <text:p/>
          </draw:path>
          <draw:path draw:style-name="gr24" draw:text-style-name="P20" draw:layer="layout" svg:width="0.194cm" svg:height="0.103cm" svg:x="3.046cm" svg:y="3.57cm" svg:viewBox="0 0 195 104" svg:d="M166 57c-25 19-28 44-28 44 0 3 2 3 5 3 4 0 4 0 5-3 1-5 4-18 15-29 11-12 21-14 30-17 0-1 2-2 2-2 0-2-2-3-4-4-29-9-39-29-43-46-1-3-2-3-5-3s-5 0-5 3c0 0 2 14 12 27 4 7 10 13 16 17h-158c-4 0-8 0-8 5s4 5 8 5z">
            <text:p/>
          </draw:path>
          <draw:path draw:style-name="gr24" draw:text-style-name="P20" draw:layer="layout" svg:width="0.097cm" svg:height="0.126cm" svg:x="3.263cm" svg:y="3.585cm" svg:viewBox="0 0 98 127" svg:d="M97 14c1-2 1-4 1-4 0-4-4-6-7-6-5 0-8 4-9 8-3-6-10-12-21-12-25 0-50 26-50 55 0 20 13 32 30 32 9 0 18-4 24-10l-4 17c-2 8-3 14-11 21s-17 7-22 7c-9 0-12 0-15-1 5-3 6-8 6-10 0-5-4-7-7-7-6 0-12 4-12 12 0 11 17 11 28 11 32 0 44-15 47-26zM70 61c-2 3-2 3-5 8-7 8-16 13-23 13-11 0-16-9-16-19 0-9 6-31 11-40 8-13 17-17 24-17 14 0 18 14 18 16 0 1 0 1 0 4z">
            <text:p/>
          </draw:path>
          <draw:path draw:style-name="gr24" draw:text-style-name="P20" draw:layer="layout" svg:width="0.049cm" svg:height="0.095cm" svg:x="3.377cm" svg:y="3.606cm" svg:viewBox="0 0 50 96" svg:d="M44 6c0-3-3-6-7-6s-9 4-9 8 3 7 7 7 9-5 9-9zM50 74c0-2-2-2-3-2-2 0-2 0-3 4-2 7-9 15-16 15-4 0-4-2-4-5s0-5 2-7c0-3 2-6 2-8 1-1 7-15 8-20 2-2 2-4 2-7 0-6-6-12-15-12-15 0-23 18-23 22 0 2 3 2 3 2 2 0 3-1 3-3 4-10 10-16 16-16 3 0 5 1 5 5 0 1 0 2-1 5s-7 18-9 23c-2 2-2 2-4 8 0 1-1 3-1 5 0 8 7 13 15 13 15 0 23-18 23-22z">
            <text:p/>
          </draw:path>
          <draw:path draw:style-name="gr24" draw:text-style-name="P20" draw:layer="layout" svg:width="0.065cm" svg:height="0.281cm" svg:x="3.496cm" svg:y="3.418cm" svg:viewBox="0 0 66 282" svg:d="M66 279c0 0 0-1-5-6-35-35-44-89-44-132 0-49 11-98 45-133 4-4 4-4 4-5 0-2-1-3-3-3-3 0-28 19-45 55-15 31-18 62-18 86 0 22 3 56 19 88 17 35 41 53 44 53 2 0 3-1 3-3z">
            <text:p/>
          </draw:path>
          <draw:path draw:style-name="gr24" draw:text-style-name="P20" draw:layer="layout" svg:width="0.109cm" svg:height="0.127cm" svg:x="3.588cm" svg:y="3.504cm" svg:viewBox="0 0 110 128" svg:d="M100 17c-4 0-8 0-12 5-5 4-5 9-5 11 0 6 5 9 10 9 9 0 16-6 16-18 0-14-13-24-34-24-37 0-75 40-75 80 0 26 17 48 46 48 40 0 64-30 64-33 0-2-2-4-3-4-2 0-2 1-4 3-22 28-53 28-57 28-17 0-25-14-25-31 0-12 6-39 15-56 9-16 25-29 40-29 10 0 21 4 24 11z">
            <text:p/>
          </draw:path>
          <draw:path draw:style-name="gr24" draw:text-style-name="P20" draw:layer="layout" svg:width="0.059cm" svg:height="0.132cm" svg:x="3.708cm" svg:y="3.541cm" svg:viewBox="0 0 60 133" svg:d="M55 8c0-4-3-8-8-8s-11 5-11 11c0 3 2 8 8 8s11-6 11-11zM15 108c-2 3-2 5-2 9 0 9 7 16 18 16 20 0 29-27 29-30 0-2-2-2-3-2-3 0-3 1-4 3-4 16-13 23-21 23-4 0-4-2-4-7 0-4 1-7 3-12 2-6 4-11 5-16 2-4 9-23 11-25 0-2 1-4 1-6 0-10-8-17-19-17-20 0-29 27-29 30s3 3 3 3c3 0 3-1 4-3 5-18 14-25 21-25 3 0 5 2 5 7s-1 8-6 20z">
            <text:p/>
          </draw:path>
          <draw:path draw:style-name="gr24" draw:text-style-name="P20" draw:layer="layout" svg:width="0.065cm" svg:height="0.281cm" svg:x="3.809cm" svg:y="3.418cm" svg:viewBox="0 0 66 282" svg:d="M66 141c0-22-3-56-19-88-17-34-41-53-44-53-2 0-3 1-3 3 0 1 0 1 5 7 28 27 44 72 44 131 0 48-10 98-45 133-4 4-4 5-4 5 0 2 1 3 3 3 3 0 28-19 45-55 15-31 18-62 18-86z">
            <text:p/>
          </draw:path>
        </draw:g>
        <draw:connector draw:style-name="gr5" draw:text-style-name="P21" draw:layer="layout" draw:type="line" svg:x1="3.251cm" svg:y1="3.712cm" svg:x2="3.25cm" svg:y2="4cm" draw:start-shape="id14" draw:start-glue-point="2" draw:end-shape="id16" draw:end-glue-point="0" svg:d="M3251 3712l-1 288" svg:viewBox="0 0 2 28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.5cm" fo:page-height="4.5cm" style:print-orientation="portrait"/>
    </style:page-layout>
    <style:style style:name="Mdp1" style:family="drawing-page">
      <style:drawing-page-properties draw:background-size="border" draw:fill="none" draw:fill-color="#729fcf" draw:opacity="0%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1T23:05:41.787864086</meta:creation-date>
    <dc:date>2018-01-02T10:28:04.316407794</dc:date>
    <meta:editing-duration>PT53M12S</meta:editing-duration>
    <meta:editing-cycles>19</meta:editing-cycles>
    <meta:generator>LibreOffice/5.4.4.2$Linux_X86_64 LibreOffice_project/40m0$Build-2</meta:generator>
    <meta:document-statistic meta:object-count="111"/>
  </office:meta>
</office:document-meta>
</file>